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9.484cm"/>
    </style:style>
    <style:style style:name="co3" style:family="table-column">
      <style:table-column-properties fo:break-before="auto" style:column-width="8.913cm"/>
    </style:style>
    <style:style style:name="co4" style:family="table-column">
      <style:table-column-properties fo:break-before="auto" style:column-width="5.154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3.11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4.083cm"/>
    </style:style>
    <style:style style:name="co19" style:family="table-column">
      <style:table-column-properties fo:break-before="auto" style:column-width="2.967cm"/>
    </style:style>
    <style:style style:name="co20" style:family="table-column">
      <style:table-column-properties fo:break-before="auto" style:column-width="3.45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fo:color="#ff0000" style:font-name="Verdana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2a6099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00a933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ackground-color="#2a6099"/>
      <style:text-properties fo:color="#ffffff" style:font-name="Verdana" fo:font-size="9pt" style:font-size-asian="9pt" style:font-size-complex="9pt"/>
    </style:style>
    <style:style style:name="ce6" style:family="table-cell" style:parent-style-name="Default">
      <style:text-properties style:font-name="Verdana" fo:font-size="9pt" style:font-size-asian="9pt" style:font-size-complex="9pt"/>
    </style:style>
    <style:style style:name="ce13" style:family="table-cell" style:parent-style-name="Default" style:data-style-name="N0">
      <style:text-properties style:font-name="Verdana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0">
      <style:text-properties style:font-name="Verdana" fo:font-size="9pt" style:font-size-asian="9pt" style:font-size-complex="9pt"/>
    </style:style>
    <style:style style:name="ce7" style:family="table-cell" style:parent-style-name="Default" style:data-style-name="N100">
      <style:table-cell-properties fo:background-color="#ffff00"/>
      <style:text-properties fo:color="#ff0000" style:font-name="Verdana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2a6099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 style:data-style-name="N100">
      <style:text-properties style:font-name="Verdana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 style:data-style-name="N100">
      <style:table-cell-properties fo:background-color="#00a933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 style:data-style-name="N100">
      <style:table-cell-properties fo:background-color="#2a6099"/>
      <style:text-properties fo:color="#ffffff" style:font-name="Verdana" fo:font-size="9pt" style:font-size-asian="9pt" style:font-size-complex="9pt"/>
    </style:style>
    <style:style style:name="ce12" style:family="table-cell" style:parent-style-name="Default" style:data-style-name="N100">
      <style:text-properties style:font-name="Verdana" fo:font-size="9pt" style:font-size-asian="9pt" style:font-size-complex="9pt"/>
    </style:style>
    <style:style style:name="ce31" style:family="table-cell" style:parent-style-name="Default">
      <style:table-cell-properties fo:background-color="#bf0041"/>
      <style:text-properties fo:color="#ffffff" style:font-name="Verdana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fo:background-color="transparent"/>
      <style:text-properties style:use-window-font-color="true" style:font-name="Verdana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transparent"/>
      <style:text-properties style:use-window-font-color="true" style:font-name="Verdana" fo:font-size="9pt" fo:font-weight="normal" style:font-size-asian="9pt" style:font-weight-asian="normal" style:font-size-complex="9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rminals" table:style-name="ta1">
        <table:table-column table:style-name="co1" table:default-cell-style-name="ce6"/>
        <table:table-column table:style-name="co2" table:visibility="collapse" table:default-cell-style-name="ce6"/>
        <table:table-column table:style-name="co3" table:visibility="collapse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6"/>
        <table:table-column table:style-name="co20" table:default-cell-style-name="ce6"/>
        <table:table-column table:style-name="co21" table:number-columns-repeated="1003" table:default-cell-style-name="ce6"/>
        <table:table-row table:style-name="ro1">
          <table:table-cell table:style-name="ce1" office:value-type="string" calcext:value-type="string">
            <text:p>ClusterName</text:p>
          </table:table-cell>
          <table:table-cell table:style-name="ce1" table:number-columns-repeated="2"/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IPAddress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SSHPort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BaseLocation</text:p>
          </table:table-cell>
          <table:table-cell table:style-name="ce1" office:value-type="string" calcext:value-type="string">
            <text:p>AuthMod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PEM</text:p>
          </table:table-cell>
          <table:table-cell table:style-name="ce1" office:value-type="string" calcext:value-type="string">
            <text:p>LAN</text:p>
          </table:table-cell>
          <table:table-cell table:style-name="ce7" office:value-type="string" calcext:value-type="string">
            <text:p>OMIT</text:p>
          </table:table-cell>
          <table:table-cell table:style-name="ce7" office:value-type="string" calcext:value-type="string">
            <text:p>IsSamePassword</text:p>
          </table:table-cell>
          <table:table-cell table:style-name="ce7" office:value-type="string" calcext:value-type="string">
            <text:p>SamePassword</text:p>
          </table:table-cell>
          <table:table-cell table:style-name="ce7" office:value-type="string" calcext:value-type="string">
            <text:p>IsSamePEM</text:p>
          </table:table-cell>
          <table:table-cell table:style-name="ce7" office:value-type="string" calcext:value-type="string">
            <text:p>SamePEM</text:p>
          </table:table-cell>
          <table:table-cell table:style-name="ce7" office:value-type="string" calcext:value-type="string">
            <text:p>SecretsFileLocation</text:p>
          </table:table-cell>
          <table:table-cell table:style-name="ce1" office:value-type="string" calcext:value-type="string">
            <text:p>Config</text:p>
          </table:table-cell>
          <table:table-cell table:style-name="ce1" office:value-type="string" calcext:value-type="string">
            <text:p>AuthData</text:p>
          </table:table-cell>
          <table:table-cell table:style-name="ce15" table:number-columns-repeated="1003"/>
        </table:table-row>
        <table:table-row table:style-name="ro1">
          <table:table-cell table:style-name="ce2" table:number-columns-repeated="13"/>
          <table:table-cell table:style-name="ce8" table:number-columns-repeated="6"/>
          <table:table-cell table:style-name="ce2" table:formula="of:=&quot;{&quot;&quot;K8sMN&quot;&quot;: {&quot;&quot;Cluster&quot;&quot;: {&quot;&quot;Terminals&quot;&quot;: [&quot;" office:value-type="string" office:string-value="{&quot;K8sMN&quot;: {&quot;Cluster&quot;: {&quot;Terminals&quot;: [" calcext:value-type="string">
            <text:p>{"K8sMN": {"Cluster": {"Terminals": [</text:p>
          </table:table-cell>
          <table:table-cell table:style-name="ce2" table:formula="of:=&quot;{&quot;&quot;K8sMN&quot;&quot;: {&quot;&quot;Cluster&quot;&quot;: {&quot;&quot;Terminals&quot;&quot;: [&quot;" office:value-type="string" office:string-value="{&quot;K8sMN&quot;: {&quot;Cluster&quot;: {&quot;Terminals&quot;: [" calcext:value-type="string">
            <text:p>{"K8sMN": {"Cluster": {"Terminals": [</text:p>
          </table:table-cell>
          <table:table-cell table:style-name="ce14" table:number-columns-repeated="1003"/>
        </table:table-row>
        <table:table-row table:style-name="ro1">
          <table:table-cell table:style-name="ce3"/>
          <table:table-cell table:style-name="ce3" table:formula="of:=CONCATENATE(&quot;matsya-k8s-mn-terminal-&quot;;SUBSTITUTE([.E3];&quot;.&quot;;&quot;-&quot;);&quot;-&quot;;LOWER([.H3]);&quot;.cluster&quot;)" office:value-type="string" office:string-value="matsya-k8s-mn-terminal-192-168-1-16-ct7.cluster" calcext:value-type="string">
            <text:p>matsya-k8s-mn-terminal-192-168-1-16-ct7.cluster</text:p>
          </table:table-cell>
          <table:table-cell table:style-name="ce13" table:formula="of:=IF([.D3]=&quot;&quot;;[.B3];[.D3])" office:value-type="string" office:string-value="matsya-k8s-mn-terminal-192-168-1-16-ct7.cluster" calcext:value-type="string">
            <text:p>matsya-k8s-mn-terminal-192-168-1-16-ct7.cluster</text:p>
          </table:table-cell>
          <table:table-cell table:style-name="ce3"/>
          <table:table-cell table:style-name="ce3" office:value-type="string" calcext:value-type="string">
            <text:p>192.168.1.16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T7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Cent7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13" table:formula="of:=CONCATENATE(&quot;{&quot;&quot;HostName&quot;&quot;: &quot;&quot;&quot;;[.C3];&quot;&quot;&quot;,&quot;&quot;IPAddress&quot;&quot;: &quot;&quot;&quot;;[.E3];&quot;&quot;&quot;,&quot;&quot;UserName&quot;&quot;: &quot;&quot;&quot;;[.F3];&quot;&quot;&quot;,&quot;&quot;SSHPort&quot;&quot;: &quot;&quot;&quot;;[.G3];&quot;&quot;&quot;,&quot;&quot;OS&quot;&quot;: &quot;&quot;&quot;;[.H3];&quot;&quot;&quot;,&quot;&quot;BaseLocation&quot;&quot;: &quot;&quot;&quot;;[.I3];&quot;&quot;&quot;,&quot;&quot;AuthMode&quot;&quot;: &quot;&quot;&quot;;[.J3];&quot;&quot;&quot;,&quot;&quot;LAN&quot;&quot;: &quot;&quot;&quot;;[.M3];&quot;&quot;&quot;,&quot;&quot;OMIT&quot;&quot;: &quot;&quot;&quot;;[.N3];&quot;&quot;&quot;},&quot;)" office:value-type="string" office:string-value="{&quot;HostName&quot;: &quot;matsya-k8s-mn-terminal-192-168-1-16-ct7.cluster&quot;,&quot;IPAddress&quot;: &quot;192.168.1.16&quot;,&quot;UserName&quot;: &quot;osboxes&quot;,&quot;SSHPort&quot;: &quot;22&quot;,&quot;OS&quot;: &quot;CT7&quot;,&quot;BaseLocation&quot;: &quot;/opt/Matsya&quot;,&quot;AuthMode&quot;: &quot;PASSWORD&quot;,&quot;LAN&quot;: &quot;PRIVATE&quot;,&quot;OMIT&quot;: &quot;&quot;}," calcext:value-type="string">
            <text:p>{"HostName": "matsya-k8s-mn-terminal-192-168-1-16-ct7.cluster","IPAddress": "192.168.1.16","UserName": "osboxes","SSHPort": "22","OS": "CT7","BaseLocation": "/opt/Matsya","AuthMode": "PASSWORD","LAN": "PRIVATE","OMIT": ""},</text:p>
          </table:table-cell>
          <table:table-cell table:style-name="ce31" table:formula="of:=CONCATENATE(&quot;{&quot;&quot;IPAddress&quot;&quot;: &quot;&quot;&quot;;[.C3];&quot;&quot;&quot;,&quot;&quot;Password&quot;&quot;: &quot;&quot;&quot;;[.K3];&quot;&quot;&quot;,&quot;&quot;PEM&quot;&quot;: &quot;&quot;&quot;;[.L3];&quot;&quot;&quot;},&quot;)" office:value-type="string" office:string-value="{&quot;IPAddress&quot;: &quot;matsya-k8s-mn-terminal-192-168-1-16-ct7.cluster&quot;,&quot;Password&quot;: &quot;Cent7@123&quot;,&quot;PEM&quot;: &quot;&quot;}," calcext:value-type="string">
            <text:p>{"IPAddress": "matsya-k8s-mn-terminal-192-168-1-16-ct7.cluster","Password": "Cent7@123","PEM": ""},</text:p>
          </table:table-cell>
          <table:table-cell table:style-name="ce3" table:number-columns-repeated="1003"/>
        </table:table-row>
        <table:table-row table:style-name="ro1">
          <table:table-cell table:style-name="ce3"/>
          <table:table-cell table:style-name="ce3" table:formula="of:=CONCATENATE(&quot;matsya-k8s-mn-terminal-&quot;;SUBSTITUTE([.E4];&quot;.&quot;;&quot;-&quot;);&quot;-&quot;;LOWER([.H4]);&quot;.cluster&quot;)" office:value-type="string" office:string-value="matsya-k8s-mn-terminal-192-168-1-18-posb.cluster" calcext:value-type="string">
            <text:p>matsya-k8s-mn-terminal-192-168-1-18-posb.cluster</text:p>
          </table:table-cell>
          <table:table-cell table:style-name="ce13" table:formula="of:=IF([.D4]=&quot;&quot;;[.B4];[.D4])" office:value-type="string" office:string-value="matsya-k8s-mn-terminal-192-168-1-18-posb.cluster" calcext:value-type="string">
            <text:p>matsya-k8s-mn-terminal-192-168-1-18-posb.cluster</text:p>
          </table:table-cell>
          <table:table-cell table:style-name="ce3"/>
          <table:table-cell table:style-name="ce3" office:value-type="string" calcext:value-type="string">
            <text:p>192.168.1.18</text:p>
          </table:table-cell>
          <table:table-cell table:style-name="ce3" office:value-type="string" calcext:value-type="string">
            <text:p>prathamos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POSB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adyah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13" table:formula="of:=CONCATENATE(&quot;{&quot;&quot;HostName&quot;&quot;: &quot;&quot;&quot;;[.C4];&quot;&quot;&quot;,&quot;&quot;IPAddress&quot;&quot;: &quot;&quot;&quot;;[.E4];&quot;&quot;&quot;,&quot;&quot;UserName&quot;&quot;: &quot;&quot;&quot;;[.F4];&quot;&quot;&quot;,&quot;&quot;SSHPort&quot;&quot;: &quot;&quot;&quot;;[.G4];&quot;&quot;&quot;,&quot;&quot;OS&quot;&quot;: &quot;&quot;&quot;;[.H4];&quot;&quot;&quot;,&quot;&quot;BaseLocation&quot;&quot;: &quot;&quot;&quot;;[.I4];&quot;&quot;&quot;,&quot;&quot;AuthMode&quot;&quot;: &quot;&quot;&quot;;[.J4];&quot;&quot;&quot;,&quot;&quot;LAN&quot;&quot;: &quot;&quot;&quot;;[.M4];&quot;&quot;&quot;,&quot;&quot;OMIT&quot;&quot;: &quot;&quot;&quot;;[.N4];&quot;&quot;&quot;},&quot;)" office:value-type="string" office:string-value="{&quot;HostName&quot;: &quot;matsya-k8s-mn-terminal-192-168-1-18-posb.cluster&quot;,&quot;IPAddress&quot;: &quot;192.168.1.18&quot;,&quot;UserName&quot;: &quot;prathamos&quot;,&quot;SSHPort&quot;: &quot;335&quot;,&quot;OS&quot;: &quot;POSB&quot;,&quot;BaseLocation&quot;: &quot;/opt/Matsya&quot;,&quot;AuthMode&quot;: &quot;PASSWORD&quot;,&quot;LAN&quot;: &quot;PRIVATE&quot;,&quot;OMIT&quot;: &quot;&quot;}," calcext:value-type="string">
            <text:p>{"HostName": "matsya-k8s-mn-terminal-192-168-1-18-posb.cluster","IPAddress": "192.168.1.18","UserName": "prathamos","SSHPort": "335","OS": "POSB","BaseLocation": "/opt/Matsya","AuthMode": "PASSWORD","LAN": "PRIVATE","OMIT": ""},</text:p>
          </table:table-cell>
          <table:table-cell table:style-name="ce31" table:formula="of:=CONCATENATE(&quot;{&quot;&quot;IPAddress&quot;&quot;: &quot;&quot;&quot;;[.C4];&quot;&quot;&quot;,&quot;&quot;Password&quot;&quot;: &quot;&quot;&quot;;[.K4];&quot;&quot;&quot;,&quot;&quot;PEM&quot;&quot;: &quot;&quot;&quot;;[.L4];&quot;&quot;&quot;},&quot;)" office:value-type="string" office:string-value="{&quot;IPAddress&quot;: &quot;matsya-k8s-mn-terminal-192-168-1-18-posb.cluster&quot;,&quot;Password&quot;: &quot;adyah&quot;,&quot;PEM&quot;: &quot;&quot;}," calcext:value-type="string">
            <text:p>{"IPAddress": "matsya-k8s-mn-terminal-192-168-1-18-posb.cluster","Password": "adyah","PEM": ""},</text:p>
          </table:table-cell>
          <table:table-cell table:style-name="ce3" table:number-columns-repeated="1003"/>
        </table:table-row>
        <table:table-row table:style-name="ro1">
          <table:table-cell table:style-name="ce3"/>
          <table:table-cell table:style-name="ce3" table:formula="of:=CONCATENATE(&quot;matsya-k8s-mn-terminal-&quot;;SUBSTITUTE([.E5];&quot;.&quot;;&quot;-&quot;);&quot;-&quot;;LOWER([.H5]);&quot;.cluster&quot;)" office:value-type="string" office:string-value="matsya-k8s-mn-terminal-192-168-1-14-ct8.cluster" calcext:value-type="string">
            <text:p>matsya-k8s-mn-terminal-192-168-1-14-ct8.cluster</text:p>
          </table:table-cell>
          <table:table-cell table:style-name="ce13" table:formula="of:=IF([.D5]=&quot;&quot;;[.B5];[.D5])" office:value-type="string" office:string-value="matsya-k8s-mn-terminal-192-168-1-14-ct8.cluster" calcext:value-type="string">
            <text:p>matsya-k8s-mn-terminal-192-168-1-14-ct8.cluster</text:p>
          </table:table-cell>
          <table:table-cell table:style-name="ce3"/>
          <table:table-cell table:style-name="ce3" office:value-type="string" calcext:value-type="string">
            <text:p>192.168.1.14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T8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Cent8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13" table:formula="of:=CONCATENATE(&quot;{&quot;&quot;HostName&quot;&quot;: &quot;&quot;&quot;;[.C5];&quot;&quot;&quot;,&quot;&quot;IPAddress&quot;&quot;: &quot;&quot;&quot;;[.E5];&quot;&quot;&quot;,&quot;&quot;UserName&quot;&quot;: &quot;&quot;&quot;;[.F5];&quot;&quot;&quot;,&quot;&quot;SSHPort&quot;&quot;: &quot;&quot;&quot;;[.G5];&quot;&quot;&quot;,&quot;&quot;OS&quot;&quot;: &quot;&quot;&quot;;[.H5];&quot;&quot;&quot;,&quot;&quot;BaseLocation&quot;&quot;: &quot;&quot;&quot;;[.I5];&quot;&quot;&quot;,&quot;&quot;AuthMode&quot;&quot;: &quot;&quot;&quot;;[.J5];&quot;&quot;&quot;,&quot;&quot;LAN&quot;&quot;: &quot;&quot;&quot;;[.M5];&quot;&quot;&quot;,&quot;&quot;OMIT&quot;&quot;: &quot;&quot;&quot;;[.N5];&quot;&quot;&quot;},&quot;)" office:value-type="string" office:string-value="{&quot;HostName&quot;: &quot;matsya-k8s-mn-terminal-192-168-1-14-ct8.cluster&quot;,&quot;IPAddress&quot;: &quot;192.168.1.14&quot;,&quot;UserName&quot;: &quot;osboxes&quot;,&quot;SSHPort&quot;: &quot;22&quot;,&quot;OS&quot;: &quot;CT8&quot;,&quot;BaseLocation&quot;: &quot;/opt/Matsya&quot;,&quot;AuthMode&quot;: &quot;PASSWORD&quot;,&quot;LAN&quot;: &quot;PRIVATE&quot;,&quot;OMIT&quot;: &quot;&quot;}," calcext:value-type="string">
            <text:p>{"HostName": "matsya-k8s-mn-terminal-192-168-1-14-ct8.cluster","IPAddress": "192.168.1.14","UserName": "osboxes","SSHPort": "22","OS": "CT8","BaseLocation": "/opt/Matsya","AuthMode": "PASSWORD","LAN": "PRIVATE","OMIT": ""},</text:p>
          </table:table-cell>
          <table:table-cell table:style-name="ce31" table:formula="of:=CONCATENATE(&quot;{&quot;&quot;IPAddress&quot;&quot;: &quot;&quot;&quot;;[.C5];&quot;&quot;&quot;,&quot;&quot;Password&quot;&quot;: &quot;&quot;&quot;;[.K5];&quot;&quot;&quot;,&quot;&quot;PEM&quot;&quot;: &quot;&quot;&quot;;[.L5];&quot;&quot;&quot;},&quot;)" office:value-type="string" office:string-value="{&quot;IPAddress&quot;: &quot;matsya-k8s-mn-terminal-192-168-1-14-ct8.cluster&quot;,&quot;Password&quot;: &quot;Cent8@123&quot;,&quot;PEM&quot;: &quot;&quot;}," calcext:value-type="string">
            <text:p>{"IPAddress": "matsya-k8s-mn-terminal-192-168-1-14-ct8.cluster","Password": "Cent8@123","PEM": ""},</text:p>
          </table:table-cell>
          <table:table-cell table:style-name="ce3" table:number-columns-repeated="1003"/>
        </table:table-row>
        <table:table-row table:style-name="ro1">
          <table:table-cell table:style-name="ce3"/>
          <table:table-cell table:style-name="ce3" table:formula="of:=CONCATENATE(&quot;matsya-k8s-mn-terminal-&quot;;SUBSTITUTE([.E6];&quot;.&quot;;&quot;-&quot;);&quot;-&quot;;LOWER([.H6]);&quot;.cluster&quot;)" office:value-type="string" office:string-value="matsya-k8s-mn-terminal-192-168-1-13-fdr.cluster" calcext:value-type="string">
            <text:p>matsya-k8s-mn-terminal-192-168-1-13-fdr.cluster</text:p>
          </table:table-cell>
          <table:table-cell table:style-name="ce13" table:formula="of:=IF([.D6]=&quot;&quot;;[.B6];[.D6])" office:value-type="string" office:string-value="matsya-k8s-mn-terminal-192-168-1-13-fdr.cluster" calcext:value-type="string">
            <text:p>matsya-k8s-mn-terminal-192-168-1-13-fdr.cluster</text:p>
          </table:table-cell>
          <table:table-cell table:style-name="ce3"/>
          <table:table-cell table:style-name="ce3" office:value-type="string" calcext:value-type="string">
            <text:p>192.168.1.13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FDR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Fed@123ora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13" table:formula="of:=CONCATENATE(&quot;{&quot;&quot;HostName&quot;&quot;: &quot;&quot;&quot;;[.C6];&quot;&quot;&quot;,&quot;&quot;IPAddress&quot;&quot;: &quot;&quot;&quot;;[.E6];&quot;&quot;&quot;,&quot;&quot;UserName&quot;&quot;: &quot;&quot;&quot;;[.F6];&quot;&quot;&quot;,&quot;&quot;SSHPort&quot;&quot;: &quot;&quot;&quot;;[.G6];&quot;&quot;&quot;,&quot;&quot;OS&quot;&quot;: &quot;&quot;&quot;;[.H6];&quot;&quot;&quot;,&quot;&quot;BaseLocation&quot;&quot;: &quot;&quot;&quot;;[.I6];&quot;&quot;&quot;,&quot;&quot;AuthMode&quot;&quot;: &quot;&quot;&quot;;[.J6];&quot;&quot;&quot;,&quot;&quot;LAN&quot;&quot;: &quot;&quot;&quot;;[.M6];&quot;&quot;&quot;,&quot;&quot;OMIT&quot;&quot;: &quot;&quot;&quot;;[.N6];&quot;&quot;&quot;},&quot;)" office:value-type="string" office:string-value="{&quot;HostName&quot;: &quot;matsya-k8s-mn-terminal-192-168-1-13-fdr.cluster&quot;,&quot;IPAddress&quot;: &quot;192.168.1.13&quot;,&quot;UserName&quot;: &quot;osboxes&quot;,&quot;SSHPort&quot;: &quot;22&quot;,&quot;OS&quot;: &quot;FDR&quot;,&quot;BaseLocation&quot;: &quot;/opt/Matsya&quot;,&quot;AuthMode&quot;: &quot;PASSWORD&quot;,&quot;LAN&quot;: &quot;PRIVATE&quot;,&quot;OMIT&quot;: &quot;&quot;}," calcext:value-type="string">
            <text:p>{"HostName": "matsya-k8s-mn-terminal-192-168-1-13-fdr.cluster","IPAddress": "192.168.1.13","UserName": "osboxes","SSHPort": "22","OS": "FDR","BaseLocation": "/opt/Matsya","AuthMode": "PASSWORD","LAN": "PRIVATE","OMIT": ""},</text:p>
          </table:table-cell>
          <table:table-cell table:style-name="ce31" table:formula="of:=CONCATENATE(&quot;{&quot;&quot;IPAddress&quot;&quot;: &quot;&quot;&quot;;[.C6];&quot;&quot;&quot;,&quot;&quot;Password&quot;&quot;: &quot;&quot;&quot;;[.K6];&quot;&quot;&quot;,&quot;&quot;PEM&quot;&quot;: &quot;&quot;&quot;;[.L6];&quot;&quot;&quot;},&quot;)" office:value-type="string" office:string-value="{&quot;IPAddress&quot;: &quot;matsya-k8s-mn-terminal-192-168-1-13-fdr.cluster&quot;,&quot;Password&quot;: &quot;Fed@123ora&quot;,&quot;PEM&quot;: &quot;&quot;}," calcext:value-type="string">
            <text:p>{"IPAddress": "matsya-k8s-mn-terminal-192-168-1-13-fdr.cluster","Password": "Fed@123ora","PEM": ""},</text:p>
          </table:table-cell>
          <table:table-cell table:style-name="ce3" table:number-columns-repeated="1003"/>
        </table:table-row>
        <table:table-row table:style-name="ro1">
          <table:table-cell table:style-name="ce3"/>
          <table:table-cell table:style-name="ce3" table:formula="of:=CONCATENATE(&quot;matsya-k8s-mn-terminal-&quot;;SUBSTITUTE([.E7];&quot;.&quot;;&quot;-&quot;);&quot;-&quot;;LOWER([.H7]);&quot;.cluster&quot;)" office:value-type="string" office:string-value="matsya-k8s-mn-terminal-192-168-1-11-deb.cluster" calcext:value-type="string">
            <text:p>matsya-k8s-mn-terminal-192-168-1-11-deb.cluster</text:p>
          </table:table-cell>
          <table:table-cell table:style-name="ce13" table:formula="of:=IF([.D7]=&quot;&quot;;[.B7];[.D7])" office:value-type="string" office:string-value="matsya-k8s-mn-terminal-192-168-1-11-deb.cluster" calcext:value-type="string">
            <text:p>matsya-k8s-mn-terminal-192-168-1-11-deb.cluster</text:p>
          </table:table-cell>
          <table:table-cell table:style-name="ce3"/>
          <table:table-cell table:style-name="ce3" office:value-type="string" calcext:value-type="string">
            <text:p>192.168.1.11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EB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Debian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13" table:formula="of:=CONCATENATE(&quot;{&quot;&quot;HostName&quot;&quot;: &quot;&quot;&quot;;[.C7];&quot;&quot;&quot;,&quot;&quot;IPAddress&quot;&quot;: &quot;&quot;&quot;;[.E7];&quot;&quot;&quot;,&quot;&quot;UserName&quot;&quot;: &quot;&quot;&quot;;[.F7];&quot;&quot;&quot;,&quot;&quot;SSHPort&quot;&quot;: &quot;&quot;&quot;;[.G7];&quot;&quot;&quot;,&quot;&quot;OS&quot;&quot;: &quot;&quot;&quot;;[.H7];&quot;&quot;&quot;,&quot;&quot;BaseLocation&quot;&quot;: &quot;&quot;&quot;;[.I7];&quot;&quot;&quot;,&quot;&quot;AuthMode&quot;&quot;: &quot;&quot;&quot;;[.J7];&quot;&quot;&quot;,&quot;&quot;LAN&quot;&quot;: &quot;&quot;&quot;;[.M7];&quot;&quot;&quot;,&quot;&quot;OMIT&quot;&quot;: &quot;&quot;&quot;;[.N7];&quot;&quot;&quot;},&quot;)" office:value-type="string" office:string-value="{&quot;HostName&quot;: &quot;matsya-k8s-mn-terminal-192-168-1-11-deb.cluster&quot;,&quot;IPAddress&quot;: &quot;192.168.1.11&quot;,&quot;UserName&quot;: &quot;osboxes&quot;,&quot;SSHPort&quot;: &quot;22&quot;,&quot;OS&quot;: &quot;DEB&quot;,&quot;BaseLocation&quot;: &quot;/opt/Matsya&quot;,&quot;AuthMode&quot;: &quot;PASSWORD&quot;,&quot;LAN&quot;: &quot;PRIVATE&quot;,&quot;OMIT&quot;: &quot;&quot;}," calcext:value-type="string">
            <text:p>{"HostName": "matsya-k8s-mn-terminal-192-168-1-11-deb.cluster","IPAddress": "192.168.1.11","UserName": "osboxes","SSHPort": "22","OS": "DEB","BaseLocation": "/opt/Matsya","AuthMode": "PASSWORD","LAN": "PRIVATE","OMIT": ""},</text:p>
          </table:table-cell>
          <table:table-cell table:style-name="ce31" table:formula="of:=CONCATENATE(&quot;{&quot;&quot;IPAddress&quot;&quot;: &quot;&quot;&quot;;[.C7];&quot;&quot;&quot;,&quot;&quot;Password&quot;&quot;: &quot;&quot;&quot;;[.K7];&quot;&quot;&quot;,&quot;&quot;PEM&quot;&quot;: &quot;&quot;&quot;;[.L7];&quot;&quot;&quot;},&quot;)" office:value-type="string" office:string-value="{&quot;IPAddress&quot;: &quot;matsya-k8s-mn-terminal-192-168-1-11-deb.cluster&quot;,&quot;Password&quot;: &quot;Debian@123&quot;,&quot;PEM&quot;: &quot;&quot;}," calcext:value-type="string">
            <text:p>{"IPAddress": "matsya-k8s-mn-terminal-192-168-1-11-deb.cluster","Password": "Debian@123","PEM": ""},</text:p>
          </table:table-cell>
          <table:table-cell table:style-name="ce3" table:number-columns-repeated="1003"/>
        </table:table-row>
        <table:table-row table:style-name="ro1">
          <table:table-cell table:style-name="ce3"/>
          <table:table-cell table:style-name="ce3" table:formula="of:=CONCATENATE(&quot;matsya-k8s-mn-terminal-&quot;;SUBSTITUTE([.E8];&quot;.&quot;;&quot;-&quot;);&quot;-&quot;;LOWER([.H8]);&quot;.cluster&quot;)" office:value-type="string" office:string-value="matsya-k8s-mn-terminal-192-168-1-8-ubu0.cluster" calcext:value-type="string">
            <text:p>matsya-k8s-mn-terminal-192-168-1-8-ubu0.cluster</text:p>
          </table:table-cell>
          <table:table-cell table:style-name="ce13" table:formula="of:=IF([.D8]=&quot;&quot;;[.B8];[.D8])" office:value-type="string" office:string-value="matsya-k8s-mn-terminal-192-168-1-8-ubu0.cluster" calcext:value-type="string">
            <text:p>matsya-k8s-mn-terminal-192-168-1-8-ubu0.cluster</text:p>
          </table:table-cell>
          <table:table-cell table:style-name="ce3"/>
          <table:table-cell table:style-name="ce3" office:value-type="string" calcext:value-type="string">
            <text:p>192.168.1.8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UBU0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Ubuntu0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13" table:formula="of:=CONCATENATE(&quot;{&quot;&quot;HostName&quot;&quot;: &quot;&quot;&quot;;[.C8];&quot;&quot;&quot;,&quot;&quot;IPAddress&quot;&quot;: &quot;&quot;&quot;;[.E8];&quot;&quot;&quot;,&quot;&quot;UserName&quot;&quot;: &quot;&quot;&quot;;[.F8];&quot;&quot;&quot;,&quot;&quot;SSHPort&quot;&quot;: &quot;&quot;&quot;;[.G8];&quot;&quot;&quot;,&quot;&quot;OS&quot;&quot;: &quot;&quot;&quot;;[.H8];&quot;&quot;&quot;,&quot;&quot;BaseLocation&quot;&quot;: &quot;&quot;&quot;;[.I8];&quot;&quot;&quot;,&quot;&quot;AuthMode&quot;&quot;: &quot;&quot;&quot;;[.J8];&quot;&quot;&quot;,&quot;&quot;LAN&quot;&quot;: &quot;&quot;&quot;;[.M8];&quot;&quot;&quot;,&quot;&quot;OMIT&quot;&quot;: &quot;&quot;&quot;;[.N8];&quot;&quot;&quot;},&quot;)" office:value-type="string" office:string-value="{&quot;HostName&quot;: &quot;matsya-k8s-mn-terminal-192-168-1-8-ubu0.cluster&quot;,&quot;IPAddress&quot;: &quot;192.168.1.8&quot;,&quot;UserName&quot;: &quot;osboxes&quot;,&quot;SSHPort&quot;: &quot;22&quot;,&quot;OS&quot;: &quot;UBU0&quot;,&quot;BaseLocation&quot;: &quot;/opt/Matsya&quot;,&quot;AuthMode&quot;: &quot;PASSWORD&quot;,&quot;LAN&quot;: &quot;PRIVATE&quot;,&quot;OMIT&quot;: &quot;&quot;}," calcext:value-type="string">
            <text:p>{"HostName": "matsya-k8s-mn-terminal-192-168-1-8-ubu0.cluster","IPAddress": "192.168.1.8","UserName": "osboxes","SSHPort": "22","OS": "UBU0","BaseLocation": "/opt/Matsya","AuthMode": "PASSWORD","LAN": "PRIVATE","OMIT": ""},</text:p>
          </table:table-cell>
          <table:table-cell table:style-name="ce31" table:formula="of:=CONCATENATE(&quot;{&quot;&quot;IPAddress&quot;&quot;: &quot;&quot;&quot;;[.C8];&quot;&quot;&quot;,&quot;&quot;Password&quot;&quot;: &quot;&quot;&quot;;[.K8];&quot;&quot;&quot;,&quot;&quot;PEM&quot;&quot;: &quot;&quot;&quot;;[.L8];&quot;&quot;&quot;},&quot;)" office:value-type="string" office:string-value="{&quot;IPAddress&quot;: &quot;matsya-k8s-mn-terminal-192-168-1-8-ubu0.cluster&quot;,&quot;Password&quot;: &quot;Ubuntu0@123&quot;,&quot;PEM&quot;: &quot;&quot;}," calcext:value-type="string">
            <text:p>{"IPAddress": "matsya-k8s-mn-terminal-192-168-1-8-ubu0.cluster","Password": "Ubuntu0@123","PEM": ""},</text:p>
          </table:table-cell>
          <table:table-cell table:style-name="ce3" table:number-columns-repeated="1003"/>
        </table:table-row>
        <table:table-row table:style-name="ro1">
          <table:table-cell table:style-name="ce3"/>
          <table:table-cell table:style-name="ce3" table:formula="of:=CONCATENATE(&quot;matsya-k8s-mn-terminal-&quot;;SUBSTITUTE([.E9];&quot;.&quot;;&quot;-&quot;);&quot;-&quot;;LOWER([.H9]);&quot;.cluster&quot;)" office:value-type="string" office:string-value="matsya-k8s-mn-terminal--ubu.cluster" calcext:value-type="string">
            <text:p>matsya-k8s-mn-terminal--ubu.cluster</text:p>
          </table:table-cell>
          <table:table-cell table:style-name="ce13" table:formula="of:=IF([.D9]=&quot;&quot;;[.B9];[.D9])" office:value-type="string" office:string-value="ubu-local-test.net" calcext:value-type="string">
            <text:p>ubu-local-test.net</text:p>
          </table:table-cell>
          <table:table-cell table:style-name="ce3" office:value-type="string" calcext:value-type="string">
            <text:p>ubu-local-test.net</text:p>
          </table:table-cell>
          <table:table-cell table:style-name="ce3"/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UBU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Ubuntu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13" table:formula="of:=CONCATENATE(&quot;{&quot;&quot;HostName&quot;&quot;: &quot;&quot;&quot;;[.C9];&quot;&quot;&quot;,&quot;&quot;IPAddress&quot;&quot;: &quot;&quot;&quot;;[.E9];&quot;&quot;&quot;,&quot;&quot;UserName&quot;&quot;: &quot;&quot;&quot;;[.F9];&quot;&quot;&quot;,&quot;&quot;SSHPort&quot;&quot;: &quot;&quot;&quot;;[.G9];&quot;&quot;&quot;,&quot;&quot;OS&quot;&quot;: &quot;&quot;&quot;;[.H9];&quot;&quot;&quot;,&quot;&quot;BaseLocation&quot;&quot;: &quot;&quot;&quot;;[.I9];&quot;&quot;&quot;,&quot;&quot;AuthMode&quot;&quot;: &quot;&quot;&quot;;[.J9];&quot;&quot;&quot;,&quot;&quot;LAN&quot;&quot;: &quot;&quot;&quot;;[.M9];&quot;&quot;&quot;,&quot;&quot;OMIT&quot;&quot;: &quot;&quot;&quot;;[.N9];&quot;&quot;&quot;},&quot;)" office:value-type="string" office:string-value="{&quot;HostName&quot;: &quot;ubu-local-test.net&quot;,&quot;IPAddress&quot;: &quot;&quot;,&quot;UserName&quot;: &quot;osboxes&quot;,&quot;SSHPort&quot;: &quot;22&quot;,&quot;OS&quot;: &quot;UBU&quot;,&quot;BaseLocation&quot;: &quot;/opt/Matsya&quot;,&quot;AuthMode&quot;: &quot;PASSWORD&quot;,&quot;LAN&quot;: &quot;PRIVATE&quot;,&quot;OMIT&quot;: &quot;&quot;}," calcext:value-type="string">
            <text:p>{"HostName": "ubu-local-test.net","IPAddress": "","UserName": "osboxes","SSHPort": "22","OS": "UBU","BaseLocation": "/opt/Matsya","AuthMode": "PASSWORD","LAN": "PRIVATE","OMIT": ""},</text:p>
          </table:table-cell>
          <table:table-cell table:style-name="ce31" table:formula="of:=CONCATENATE(&quot;{&quot;&quot;IPAddress&quot;&quot;: &quot;&quot;&quot;;[.C9];&quot;&quot;&quot;,&quot;&quot;Password&quot;&quot;: &quot;&quot;&quot;;[.K9];&quot;&quot;&quot;,&quot;&quot;PEM&quot;&quot;: &quot;&quot;&quot;;[.L9];&quot;&quot;&quot;},&quot;)" office:value-type="string" office:string-value="{&quot;IPAddress&quot;: &quot;ubu-local-test.net&quot;,&quot;Password&quot;: &quot;Ubuntu@123&quot;,&quot;PEM&quot;: &quot;&quot;}," calcext:value-type="string">
            <text:p>{"IPAddress": "ubu-local-test.net","Password": "Ubuntu@123","PEM": ""},</text:p>
          </table:table-cell>
          <table:table-cell table:style-name="ce3" table:number-columns-repeated="1003"/>
        </table:table-row>
        <table:table-row table:style-name="ro1">
          <table:table-cell table:style-name="ce3"/>
          <table:table-cell table:style-name="ce3" table:formula="of:=CONCATENATE(&quot;matsya-k8s-mn-terminal-&quot;;SUBSTITUTE([.E10];&quot;.&quot;;&quot;-&quot;);&quot;-&quot;;LOWER([.H10]);&quot;.cluster&quot;)" office:value-type="string" office:string-value="matsya-k8s-mn-terminal-192-168-1-10-mnt.cluster" calcext:value-type="string">
            <text:p>matsya-k8s-mn-terminal-192-168-1-10-mnt.cluster</text:p>
          </table:table-cell>
          <table:table-cell table:style-name="ce13" table:formula="of:=IF([.D10]=&quot;&quot;;[.B10];[.D10])" office:value-type="string" office:string-value="matsya-k8s-mn-terminal-192-168-1-10-mnt.cluster" calcext:value-type="string">
            <text:p>matsya-k8s-mn-terminal-192-168-1-10-mnt.cluster</text:p>
          </table:table-cell>
          <table:table-cell table:style-name="ce3"/>
          <table:table-cell table:style-name="ce3" office:value-type="string" calcext:value-type="string">
            <text:p>192.168.1.10</text:p>
          </table:table-cell>
          <table:table-cell table:style-name="ce3" office:value-type="string" calcext:value-type="string">
            <text:p>osbox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NT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Mint@123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13" table:formula="of:=CONCATENATE(&quot;{&quot;&quot;HostName&quot;&quot;: &quot;&quot;&quot;;[.C10];&quot;&quot;&quot;,&quot;&quot;IPAddress&quot;&quot;: &quot;&quot;&quot;;[.E10];&quot;&quot;&quot;,&quot;&quot;UserName&quot;&quot;: &quot;&quot;&quot;;[.F10];&quot;&quot;&quot;,&quot;&quot;SSHPort&quot;&quot;: &quot;&quot;&quot;;[.G10];&quot;&quot;&quot;,&quot;&quot;OS&quot;&quot;: &quot;&quot;&quot;;[.H10];&quot;&quot;&quot;,&quot;&quot;BaseLocation&quot;&quot;: &quot;&quot;&quot;;[.I10];&quot;&quot;&quot;,&quot;&quot;AuthMode&quot;&quot;: &quot;&quot;&quot;;[.J10];&quot;&quot;&quot;,&quot;&quot;LAN&quot;&quot;: &quot;&quot;&quot;;[.M10];&quot;&quot;&quot;,&quot;&quot;OMIT&quot;&quot;: &quot;&quot;&quot;;[.N10];&quot;&quot;&quot;},&quot;)" office:value-type="string" office:string-value="{&quot;HostName&quot;: &quot;matsya-k8s-mn-terminal-192-168-1-10-mnt.cluster&quot;,&quot;IPAddress&quot;: &quot;192.168.1.10&quot;,&quot;UserName&quot;: &quot;osboxes&quot;,&quot;SSHPort&quot;: &quot;22&quot;,&quot;OS&quot;: &quot;MNT&quot;,&quot;BaseLocation&quot;: &quot;/opt/Matsya&quot;,&quot;AuthMode&quot;: &quot;PASSWORD&quot;,&quot;LAN&quot;: &quot;PRIVATE&quot;,&quot;OMIT&quot;: &quot;&quot;}," calcext:value-type="string">
            <text:p>{"HostName": "matsya-k8s-mn-terminal-192-168-1-10-mnt.cluster","IPAddress": "192.168.1.10","UserName": "osboxes","SSHPort": "22","OS": "MNT","BaseLocation": "/opt/Matsya","AuthMode": "PASSWORD","LAN": "PRIVATE","OMIT": ""},</text:p>
          </table:table-cell>
          <table:table-cell table:style-name="ce31" table:formula="of:=CONCATENATE(&quot;{&quot;&quot;IPAddress&quot;&quot;: &quot;&quot;&quot;;[.C10];&quot;&quot;&quot;,&quot;&quot;Password&quot;&quot;: &quot;&quot;&quot;;[.K10];&quot;&quot;&quot;,&quot;&quot;PEM&quot;&quot;: &quot;&quot;&quot;;[.L10];&quot;&quot;&quot;},&quot;)" office:value-type="string" office:string-value="{&quot;IPAddress&quot;: &quot;matsya-k8s-mn-terminal-192-168-1-10-mnt.cluster&quot;,&quot;Password&quot;: &quot;Mint@123&quot;,&quot;PEM&quot;: &quot;&quot;}," calcext:value-type="string">
            <text:p>{"IPAddress": "matsya-k8s-mn-terminal-192-168-1-10-mnt.cluster","Password": "Mint@123","PEM": ""},</text:p>
          </table:table-cell>
          <table:table-cell table:style-name="ce3" table:number-columns-repeated="1003"/>
        </table:table-row>
        <table:table-row table:style-name="ro1">
          <table:table-cell table:style-name="ce3"/>
          <table:table-cell table:style-name="ce3" table:formula="of:=CONCATENATE(&quot;matsya-k8s-mn-terminal-&quot;;SUBSTITUTE([.E11];&quot;.&quot;;&quot;-&quot;);&quot;-&quot;;LOWER([.H11]);&quot;.cluster&quot;)" office:value-type="string" office:string-value="matsya-k8s-mn-terminal-192-168-1-5-pos.cluster" calcext:value-type="string">
            <text:p>matsya-k8s-mn-terminal-192-168-1-5-pos.cluster</text:p>
          </table:table-cell>
          <table:table-cell table:style-name="ce13" table:formula="of:=IF([.D11]=&quot;&quot;;[.B11];[.D11])" office:value-type="string" office:string-value="matsya-k8s-mn-terminal-192-168-1-5-pos.cluster" calcext:value-type="string">
            <text:p>matsya-k8s-mn-terminal-192-168-1-5-pos.cluster</text:p>
          </table:table-cell>
          <table:table-cell table:style-name="ce3"/>
          <table:table-cell table:style-name="ce3" office:value-type="string" calcext:value-type="string">
            <text:p>192.168.1.5</text:p>
          </table:table-cell>
          <table:table-cell table:style-name="ce3" office:value-type="string" calcext:value-type="string">
            <text:p>prathamo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adyah</text:p>
          </table:table-cell>
          <table:table-cell table:style-name="ce3"/>
          <table:table-cell table:style-name="ce3" office:value-type="string" calcext:value-type="string">
            <text:p>PRIVATE</text:p>
          </table:table-cell>
          <table:table-cell table:style-name="ce9" table:number-columns-repeated="6"/>
          <table:table-cell table:style-name="ce13" table:formula="of:=CONCATENATE(&quot;{&quot;&quot;HostName&quot;&quot;: &quot;&quot;&quot;;[.C11];&quot;&quot;&quot;,&quot;&quot;IPAddress&quot;&quot;: &quot;&quot;&quot;;[.E11];&quot;&quot;&quot;,&quot;&quot;UserName&quot;&quot;: &quot;&quot;&quot;;[.F11];&quot;&quot;&quot;,&quot;&quot;SSHPort&quot;&quot;: &quot;&quot;&quot;;[.G11];&quot;&quot;&quot;,&quot;&quot;OS&quot;&quot;: &quot;&quot;&quot;;[.H11];&quot;&quot;&quot;,&quot;&quot;BaseLocation&quot;&quot;: &quot;&quot;&quot;;[.I11];&quot;&quot;&quot;,&quot;&quot;AuthMode&quot;&quot;: &quot;&quot;&quot;;[.J11];&quot;&quot;&quot;,&quot;&quot;LAN&quot;&quot;: &quot;&quot;&quot;;[.M11];&quot;&quot;&quot;,&quot;&quot;OMIT&quot;&quot;: &quot;&quot;&quot;;[.N11];&quot;&quot;&quot;},&quot;)" office:value-type="string" office:string-value="{&quot;HostName&quot;: &quot;matsya-k8s-mn-terminal-192-168-1-5-pos.cluster&quot;,&quot;IPAddress&quot;: &quot;192.168.1.5&quot;,&quot;UserName&quot;: &quot;prathamos&quot;,&quot;SSHPort&quot;: &quot;22&quot;,&quot;OS&quot;: &quot;POS&quot;,&quot;BaseLocation&quot;: &quot;/opt/Matsya&quot;,&quot;AuthMode&quot;: &quot;PASSWORD&quot;,&quot;LAN&quot;: &quot;PRIVATE&quot;,&quot;OMIT&quot;: &quot;&quot;}," calcext:value-type="string">
            <text:p>{"HostName": "matsya-k8s-mn-terminal-192-168-1-5-pos.cluster","IPAddress": "192.168.1.5","UserName": "prathamos","SSHPort": "22","OS": "POS","BaseLocation": "/opt/Matsya","AuthMode": "PASSWORD","LAN": "PRIVATE","OMIT": ""},</text:p>
          </table:table-cell>
          <table:table-cell table:style-name="ce31" table:formula="of:=CONCATENATE(&quot;{&quot;&quot;IPAddress&quot;&quot;: &quot;&quot;&quot;;[.C11];&quot;&quot;&quot;,&quot;&quot;Password&quot;&quot;: &quot;&quot;&quot;;[.K11];&quot;&quot;&quot;,&quot;&quot;PEM&quot;&quot;: &quot;&quot;&quot;;[.L11];&quot;&quot;&quot;},&quot;)" office:value-type="string" office:string-value="{&quot;IPAddress&quot;: &quot;matsya-k8s-mn-terminal-192-168-1-5-pos.cluster&quot;,&quot;Password&quot;: &quot;adyah&quot;,&quot;PEM&quot;: &quot;&quot;}," calcext:value-type="string">
            <text:p>{"IPAddress": "matsya-k8s-mn-terminal-192-168-1-5-pos.cluster","Password": "adyah","PEM": ""},</text:p>
          </table:table-cell>
          <table:table-cell table:style-name="ce3" table:number-columns-repeated="1003"/>
        </table:table-row>
        <table:table-row table:style-name="ro1">
          <table:table-cell table:style-name="ce3"/>
          <table:table-cell table:style-name="ce3" table:formula="of:=CONCATENATE(&quot;matsya-k8s-mn-terminal-&quot;;SUBSTITUTE([.E12];&quot;.&quot;;&quot;-&quot;);&quot;-&quot;;LOWER([.H12]);&quot;.cluster&quot;)" office:value-type="string" office:string-value="matsya-k8s-mn-terminal-164-52-208-241-e2e8.cluster" calcext:value-type="string">
            <text:p>matsya-k8s-mn-terminal-164-52-208-241-e2e8.cluster</text:p>
          </table:table-cell>
          <table:table-cell table:style-name="ce13" table:formula="of:=IF([.D12]=&quot;&quot;;[.B12];[.D12])" office:value-type="string" office:string-value="e2e-77-241.ssdcloudindia.net" calcext:value-type="string">
            <text:p>e2e-77-241.ssdcloudindia.net</text:p>
          </table:table-cell>
          <table:table-cell table:style-name="ce3" office:value-type="string" calcext:value-type="string">
            <text:p>e2e-77-241.ssdcloudindia.net</text:p>
          </table:table-cell>
          <table:table-cell table:style-name="ce3" office:value-type="string" calcext:value-type="string">
            <text:p>164.52.208.241</text:p>
          </table:table-cell>
          <table:table-cell table:style-name="ce3" office:value-type="string" calcext:value-type="string">
            <text:p>e2euser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E2E8</text:p>
          </table:table-cell>
          <table:table-cell table:style-name="ce3" office:value-type="string" calcext:value-type="string">
            <text:p>/opt/Matsya</text:p>
          </table:table-cell>
          <table:table-cell table:style-name="ce3" office:value-type="string" calcext:value-type="string">
            <text:p>PASSWORD</text:p>
          </table:table-cell>
          <table:table-cell table:style-name="ce3" table:number-columns-repeated="3"/>
          <table:table-cell table:style-name="ce9" office:value-type="string" calcext:value-type="string">
            <text:p>TRUE</text:p>
          </table:table-cell>
          <table:table-cell table:style-name="ce9" table:number-columns-repeated="5"/>
          <table:table-cell table:style-name="ce13" table:formula="of:=CONCATENATE(&quot;{&quot;&quot;HostName&quot;&quot;: &quot;&quot;&quot;;[.C12];&quot;&quot;&quot;,&quot;&quot;IPAddress&quot;&quot;: &quot;&quot;&quot;;[.E12];&quot;&quot;&quot;,&quot;&quot;UserName&quot;&quot;: &quot;&quot;&quot;;[.F12];&quot;&quot;&quot;,&quot;&quot;SSHPort&quot;&quot;: &quot;&quot;&quot;;[.G12];&quot;&quot;&quot;,&quot;&quot;OS&quot;&quot;: &quot;&quot;&quot;;[.H12];&quot;&quot;&quot;,&quot;&quot;BaseLocation&quot;&quot;: &quot;&quot;&quot;;[.I12];&quot;&quot;&quot;,&quot;&quot;AuthMode&quot;&quot;: &quot;&quot;&quot;;[.J12];&quot;&quot;&quot;,&quot;&quot;LAN&quot;&quot;: &quot;&quot;&quot;;[.M12];&quot;&quot;&quot;,&quot;&quot;OMIT&quot;&quot;: &quot;&quot;&quot;;[.N12];&quot;&quot;&quot;},&quot;)" office:value-type="string" office:string-value="{&quot;HostName&quot;: &quot;e2e-77-241.ssdcloudindia.net&quot;,&quot;IPAddress&quot;: &quot;164.52.208.241&quot;,&quot;UserName&quot;: &quot;e2euser&quot;,&quot;SSHPort&quot;: &quot;22&quot;,&quot;OS&quot;: &quot;E2E8&quot;,&quot;BaseLocation&quot;: &quot;/opt/Matsya&quot;,&quot;AuthMode&quot;: &quot;PASSWORD&quot;,&quot;LAN&quot;: &quot;&quot;,&quot;OMIT&quot;: &quot;TRUE&quot;}," calcext:value-type="string">
            <text:p>{"HostName": "e2e-77-241.ssdcloudindia.net","IPAddress": "164.52.208.241","UserName": "e2euser","SSHPort": "22","OS": "E2E8","BaseLocation": "/opt/Matsya","AuthMode": "PASSWORD","LAN": "","OMIT": "TRUE"},</text:p>
          </table:table-cell>
          <table:table-cell table:style-name="ce31" table:formula="of:=CONCATENATE(&quot;{&quot;&quot;IPAddress&quot;&quot;: &quot;&quot;&quot;;[.C12];&quot;&quot;&quot;,&quot;&quot;Password&quot;&quot;: &quot;&quot;&quot;;[.K12];&quot;&quot;&quot;,&quot;&quot;PEM&quot;&quot;: &quot;&quot;&quot;;[.L12];&quot;&quot;&quot;},&quot;)" office:value-type="string" office:string-value="{&quot;IPAddress&quot;: &quot;e2e-77-241.ssdcloudindia.net&quot;,&quot;Password&quot;: &quot;&quot;,&quot;PEM&quot;: &quot;&quot;}," calcext:value-type="string">
            <text:p>{"IPAddress": "e2e-77-241.ssdcloudindia.net","Password": "","PEM": ""},</text:p>
          </table:table-cell>
          <table:table-cell table:style-name="ce3" table:number-columns-repeated="1003"/>
        </table:table-row>
        <table:table-row table:style-name="ro1">
          <table:table-cell table:style-name="ce2" table:number-columns-repeated="13"/>
          <table:table-cell table:style-name="ce8" table:number-columns-repeated="6"/>
          <table:table-cell table:style-name="ce2" table:formula="of:=&quot;{}],&quot;&quot;Terminal&quot;&quot;: [&quot;" office:value-type="string" office:string-value="{}],&quot;Terminal&quot;: [" calcext:value-type="string">
            <text:p>{}],"Terminal": [</text:p>
          </table:table-cell>
          <table:table-cell table:style-name="ce2" table:formula="of:=&quot;{}],&quot;&quot;Terminal&quot;&quot;: [&quot;" office:value-type="string" office:string-value="{}],&quot;Terminal&quot;: [" calcext:value-type="string">
            <text:p>{}],"Terminal": [</text:p>
          </table:table-cell>
          <table:table-cell table:style-name="ce3" table:number-columns-repeated="1003"/>
        </table:table-row>
        <table:table-row table:style-name="ro1">
          <table:table-cell table:style-name="ce4" office:value-type="string" calcext:value-type="string">
            <text:p>Alpha1</text:p>
          </table:table-cell>
          <table:table-cell table:style-name="ce4" table:number-columns-repeated="2"/>
          <table:table-cell table:style-name="ce4" office:value-type="string" calcext:value-type="string">
            <text:p><text:s/></text:p>
          </table:table-cell>
          <table:table-cell table:style-name="ce4" table:number-columns-repeated="4"/>
          <table:table-cell table:style-name="ce4" office:value-type="string" calcext:value-type="string">
            <text:p>/opt/Matsya</text:p>
          </table:table-cell>
          <table:table-cell table:style-name="ce4" office:value-type="string" calcext:value-type="string">
            <text:p>ANY</text:p>
          </table:table-cell>
          <table:table-cell table:style-name="ce4" table:number-columns-repeated="3"/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/opt/Matsya/Repo/.WINstcd3xEzwTjv</text:p>
          </table:table-cell>
          <table:table-cell table:style-name="ce4" table:formula="of:=CONCATENATE(&quot;{&quot;&quot;AuthMode&quot;&quot;: &quot;&quot;&quot;;[.J14];&quot;&quot;&quot;,&quot;&quot;IsSamePassword&quot;&quot;: &quot;&quot;&quot;;[.O14];&quot;&quot;&quot;,&quot;&quot;IsSamePEM&quot;&quot;: &quot;&quot;&quot;;[.Q14];&quot;&quot;&quot;,&quot;&quot;UserName&quot;&quot;: &quot;&quot;&quot;;[.F14];&quot;&quot;&quot;,&quot;&quot;SSHPort&quot;&quot;: &quot;&quot;&quot;;[.G14];&quot;&quot;&quot;,&quot;&quot;OS&quot;&quot;: &quot;&quot;&quot;;[.H14];&quot;&quot;&quot;,&quot;&quot;BaseLocation&quot;&quot;: &quot;&quot;&quot;;[.I14];&quot;&quot;&quot;,&quot;&quot;SecretsFileLocation&quot;&quot;: &quot;&quot;&quot;;[.S14];&quot;&quot;&quot;}&quot;)" office:value-type="string" office:string-value="{&quot;AuthMode&quot;: &quot;ANY&quot;,&quot;IsSamePassword&quot;: &quot;NO&quot;,&quot;IsSamePEM&quot;: &quot;NO&quot;,&quot;UserName&quot;: &quot;&quot;,&quot;SSHPort&quot;: &quot;&quot;,&quot;OS&quot;: &quot;&quot;,&quot;BaseLocation&quot;: &quot;/opt/Matsya&quot;,&quot;SecretsFileLocation&quot;: &quot;/opt/Matsya/Repo/.WINstcd3xEzwTjv&quot;}" calcext:value-type="string">
            <text:p>{"AuthMode": "ANY","IsSamePassword": "NO","IsSamePEM": "NO","UserName": "","SSHPort": "","OS": "","BaseLocation": "/opt/Matsya","SecretsFileLocation": "/opt/Matsya/Repo/.WINstcd3xEzwTjv"}</text:p>
          </table:table-cell>
          <table:table-cell table:style-name="ce31" table:formula="of:=CONCATENATE(&quot;{&quot;&quot;SamePassword&quot;&quot;: &quot;&quot;&quot;;[.P14];&quot;&quot;&quot;,&quot;&quot;SamePEM&quot;&quot;: &quot;&quot;&quot;;[.R14];&quot;&quot;&quot;}&quot;)" office:value-type="string" office:string-value="{&quot;SamePassword&quot;: &quot;&quot;,&quot;SamePEM&quot;: &quot;&quot;}" calcext:value-type="string">
            <text:p>{"SamePassword": "","SamePEM": ""}</text:p>
          </table:table-cell>
          <table:table-cell table:style-name="ce3" table:number-columns-repeated="100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<text:s/></text:p>
          </table:table-cell>
          <table:table-cell table:style-name="ce5" table:number-columns-repeated="9"/>
          <table:table-cell table:style-name="ce11" table:number-columns-repeated="6"/>
          <table:table-cell table:style-name="ce5" table:formula="of:=CONCATENATE(&quot;],&quot;&quot;Info&quot;&quot;: [{&quot;&quot;Name&quot;&quot;: &quot;&quot;&quot;;[.A14];&quot;&quot;&quot;}]}}}&quot;)" office:value-type="string" office:string-value="],&quot;Info&quot;: [{&quot;Name&quot;: &quot;Alpha1&quot;}]}}}" calcext:value-type="string">
            <text:p>],"Info": [{"Name": "Alpha1"}]}}}</text:p>
          </table:table-cell>
          <table:table-cell table:style-name="ce5" table:formula="of:=CONCATENATE(&quot;]&quot;;&quot;}}}&quot;)" office:value-type="string" office:string-value="]}}}" calcext:value-type="string">
            <text:p>]}}}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8"/>
          <table:table-cell table:number-columns-repeated="2"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9:30:55.437451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6:34:00.318439312</meta:creation-date>
    <meta:generator>LibreOffice/7.0.3.1$Linux_X86_64 LibreOffice_project/00$Build-1</meta:generator>
    <dc:date>2021-03-30T13:22:02.977750033</dc:date>
    <meta:editing-duration>PT11H8M2S</meta:editing-duration>
    <meta:editing-cycles>68</meta:editing-cycles>
    <meta:document-statistic meta:table-count="1" meta:cell-count="162" meta:object-count="0"/>
  </office:meta>
</office:document-meta>
</file>